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5.1776in" svg:y="0.3965in">
            <draw:object draw:notify-on-update-of-ranges="Sheet1.A1:Sheet1.A1 Sheet1.A2:Sheet1.A6 Sheet1.B1:Sheet1.B1 Sheet1.B2:Sheet1.B6 Sheet1.C1:Sheet1.C1 Sheet1.C2:Sheet1.C6 Sheet1.D1:Sheet1.D1 Sheet1.D2:Sheet1.D6 Sheet1.E1:Sheet1.E1 Sheet1.E2:Sheet1.E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6.8248in" svg:y="1.5311in">
            <draw:object draw:notify-on-update-of-ranges="Sheet1.A1:Sheet1.A1 Sheet1.A2:Sheet1.A6 Sheet1.F1:Sheet1.F1 Sheet1.F2:Sheet1.F6 Sheet1.H1:Sheet1.H1 Sheet1.H2:Sheet1.H6 Sheet1.G1:Sheet1.G1 Sheet1.G2:Sheet1.G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x86 Runtime</text:p>
          </table:table-cell>
          <table:table-cell office:value-type="string">
            <text:p>LLVM Interp Runtime</text:p>
          </table:table-cell>
          <table:table-cell office:value-type="string">
            <text:p>LLVM Runtime</text:p>
          </table:table-cell>
          <table:table-cell office:value-type="string">
            <text:p>Python Runtime</text:p>
          </table:table-cell>
          <table:table-cell office:value-type="string">
            <text:p>x86 Compile</text:p>
          </table:table-cell>
          <table:table-cell office:value-type="string">
            <text:p>LLVM Interp Compile</text:p>
          </table:table-cell>
          <table:table-cell office:value-type="string">
            <text:p>LLVM Compile</text:p>
          </table:table-cell>
        </table:table-row>
        <table:table-row table:style-name="ro1">
          <table:table-cell office:value-type="string">
            <text:p>matrixmult</text:p>
          </table:table-cell>
          <table:table-cell office:value-type="float" office:value="1">
            <text:p>1</text:p>
          </table:table-cell>
          <table:table-cell office:value-type="float" office:value="0.811">
            <text:p>0.811</text:p>
          </table:table-cell>
          <table:table-cell office:value-type="float" office:value="1.33">
            <text:p>1.33</text:p>
          </table:table-cell>
          <table:table-cell office:value-type="float" office:value="2.463">
            <text:p>2.4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.063">
            <text:p>8.063</text:p>
          </table:table-cell>
        </table:table-row>
        <table:table-row table:style-name="ro1">
          <table:table-cell office:value-type="string">
            <text:p>squareloop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6">
            <text:p>1.406</text:p>
          </table:table-cell>
          <table:table-cell office:value-type="float" office:value="4.286">
            <text:p>4.286</text:p>
          </table:table-cell>
          <table:table-cell office:value-type="float" office:value="1">
            <text:p>1</text:p>
          </table:table-cell>
          <table:table-cell office:value-type="float" office:value="3.333">
            <text:p>3.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m_call_method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1.133">
            <text:p>1.133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9.403">
            <text:p>9.403</text:p>
          </table:table-cell>
          <table:table-cell office:value-type="float" office:value="5.215">
            <text:p>5.215</text:p>
          </table:table-cell>
        </table:table-row>
        <table:table-row table:style-name="ro1">
          <table:table-cell office:value-type="string">
            <text:p>bm_call_method_unknown</text:p>
          </table:table-cell>
          <table:table-cell office:value-type="float" office:value="1">
            <text:p>1</text:p>
          </table:table-cell>
          <table:table-cell office:value-type="float" office:value="0.553">
            <text:p>0.553</text:p>
          </table:table-cell>
          <table:table-cell office:value-type="float" office:value="1.079">
            <text:p>1.079</text:p>
          </table:table-cell>
          <table:table-cell office:value-type="float" office:value="2.538">
            <text:p>2.538</text:p>
          </table:table-cell>
          <table:table-cell office:value-type="float" office:value="1">
            <text:p>1</text:p>
          </table:table-cell>
          <table:table-cell office:value-type="float" office:value="8.439">
            <text:p>8.439</text:p>
          </table:table-cell>
          <table:table-cell office:value-type="float" office:value="5.77">
            <text:p>5.77</text:p>
          </table:table-cell>
        </table:table-row>
        <table:table-row table:style-name="ro1">
          <table:table-cell office:value-type="string">
            <text:p>bm_call_simple</text:p>
          </table:table-cell>
          <table:table-cell office:value-type="float" office:value="1">
            <text:p>1</text:p>
          </table:table-cell>
          <table:table-cell office:value-type="float" office:value="0.537">
            <text:p>0.537</text:p>
          </table:table-cell>
          <table:table-cell office:value-type="float" office:value="1.571">
            <text:p>1.571</text:p>
          </table:table-cell>
          <table:table-cell office:value-type="float" office:value="1.562">
            <text:p>1.562</text:p>
          </table:table-cell>
          <table:table-cell office:value-type="float" office:value="1">
            <text:p>1</text:p>
          </table:table-cell>
          <table:table-cell office:value-type="float" office:value="9.528">
            <text:p>9.528</text:p>
          </table:table-cell>
          <table:table-cell office:value-type="float" office:value="5.512">
            <text:p>5.512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Vitousek</meta:initial-creator>
    <meta:creation-date>2012-12-09T23:39:03</meta:creation-date>
    <dc:date>2012-12-13T19:10:59</dc:date>
    <dc:creator>Michael Vitousek</dc:creator>
    <meta:editing-duration>PT33M22S</meta:editing-duration>
    <meta:editing-cycles>2</meta:editing-cycles>
    <meta:generator>LibreOffice/3.5$Linux_X86_64 LibreOffice_project/350m1$Build-2</meta:generator>
    <meta:document-statistic meta:table-count="3" meta:cell-count="48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91cm" svg:y="3.454cm" style:legend-expansion="high" chart:style-name="ch2"/>
        <chart:plot-area chart:style-name="ch3" table:cell-range-address="Sheet1.A1:Sheet1.E6" chart:data-source-has-labels="both" svg:x="0.77cm" svg:y="0.675cm" svg:width="10.581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18cm" svg:y="0.741cm" svg:width="9.78cm" svg:height="6.6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E2:Sheet1.E6" chart:label-cell-address="Sheet1.E1:Sheet1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86 Runtime</text:p>
                <draw:g>
                  <svg:desc>Sheet1.B1:Sheet1.B1</svg:desc>
                </draw:g>
              </table:table-cell>
              <table:table-cell office:value-type="string">
                <text:p>LLVM Interp Runtime</text:p>
                <draw:g>
                  <svg:desc>Sheet1.C1:Sheet1.C1</svg:desc>
                </draw:g>
              </table:table-cell>
              <table:table-cell office:value-type="string">
                <text:p>LLVM Runtime</text:p>
                <draw:g>
                  <svg:desc>Sheet1.D1:Sheet1.D1</svg:desc>
                </draw:g>
              </table:table-cell>
              <table:table-cell office:value-type="string">
                <text:p>Python Run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mult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0.811">
                <text:p>0.811</text:p>
                <draw:g>
                  <svg:desc>Sheet1.C2:Sheet1.C6</svg:desc>
                </draw:g>
              </table:table-cell>
              <table:table-cell office:value-type="float" office:value="1.33">
                <text:p>1.33</text:p>
                <draw:g>
                  <svg:desc>Sheet1.D2:Sheet1.D6</svg:desc>
                </draw:g>
              </table:table-cell>
              <table:table-cell office:value-type="float" office:value="2.463">
                <text:p>2.463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squareloop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1.406">
                <text:p>1.406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bm_call_method</text:p>
              </table:table-cell>
              <table:table-cell office:value-type="float" office:value="1">
                <text:p>1</text:p>
              </table:table-cell>
              <table:table-cell office:value-type="float" office:value="0.77">
                <text:p>0.77</text:p>
              </table:table-cell>
              <table:table-cell office:value-type="float" office:value="1.133">
                <text:p>1.133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string">
                <text:p>bm_call_method_unknown</text:p>
              </table:table-cell>
              <table:table-cell office:value-type="float" office:value="1">
                <text:p>1</text:p>
              </table:table-cell>
              <table:table-cell office:value-type="float" office:value="0.553">
                <text:p>0.553</text:p>
              </table:table-cell>
              <table:table-cell office:value-type="float" office:value="1.079">
                <text:p>1.079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bm_call_simple</text:p>
              </table:table-cell>
              <table:table-cell office:value-type="float" office:value="1">
                <text:p>1</text:p>
              </table:table-cell>
              <table:table-cell office:value-type="float" office:value="0.537">
                <text:p>0.537</text:p>
              </table:table-cell>
              <table:table-cell office:value-type="float" office:value="1.571">
                <text:p>1.571</text:p>
              </table:table-cell>
              <table:table-cell office:value-type="float" office:value="1.562">
                <text:p>1.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graphic-properties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17cm" svg:y="3.703cm" style:legend-expansion="high" chart:style-name="ch2"/>
        <chart:plot-area chart:style-name="ch3" table:cell-range-address="Sheet1.A1:Sheet1.A6 Sheet1.F1:Sheet1.H6" chart:data-source-has-labels="both" svg:x="0.77cm" svg:y="0.675cm" svg:width="10.60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462cm" svg:y="0.706cm" svg:width="9.844cm" svg:height="6.6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F2:Sheet1.F6" chart:label-cell-address="Sheet1.F1:Sheet1.F1" chart:class="chart:bar">
            <chart:data-point chart:repeated="5"/>
          </chart:series>
          <chart:series chart:style-name="ch8" chart:values-cell-range-address="Sheet1.H2:Sheet1.H6" chart:label-cell-address="Sheet1.H1:Sheet1.H1" chart:class="chart:bar">
            <chart:data-point chart:repeated="5"/>
          </chart:series>
          <chart:series chart:style-name="ch9" chart:values-cell-range-address="Sheet1.G2:Sheet1.G6" chart:label-cell-address="Sheet1.G1:Sheet1.G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86 Compile</text:p>
                <draw:g>
                  <svg:desc>Sheet1.F1:Sheet1.F1</svg:desc>
                </draw:g>
              </table:table-cell>
              <table:table-cell office:value-type="string">
                <text:p>LLVM Compile</text:p>
                <draw:g>
                  <svg:desc>Sheet1.H1:Sheet1.H1</svg:desc>
                </draw:g>
              </table:table-cell>
              <table:table-cell office:value-type="string">
                <text:p>LLVM Interp Compil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mult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8.063">
                <text:p>8.063</text:p>
                <draw:g>
                  <svg:desc>Sheet1.H2:Sheet1.H6</svg:desc>
                </draw:g>
              </table:table-cell>
              <table:table-cell office:value-type="float" office:value="19">
                <text:p>19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squareloo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bm_call_method</text:p>
              </table:table-cell>
              <table:table-cell office:value-type="float" office:value="1">
                <text:p>1</text:p>
              </table:table-cell>
              <table:table-cell office:value-type="float" office:value="5.215">
                <text:p>5.215</text:p>
              </table:table-cell>
              <table:table-cell office:value-type="float" office:value="9.403">
                <text:p>9.403</text:p>
              </table:table-cell>
            </table:table-row>
            <table:table-row>
              <table:table-cell office:value-type="string">
                <text:p>bm_call_method_unknown</text:p>
              </table:table-cell>
              <table:table-cell office:value-type="float" office:value="1">
                <text:p>1</text:p>
              </table:table-cell>
              <table:table-cell office:value-type="float" office:value="5.77">
                <text:p>5.77</text:p>
              </table:table-cell>
              <table:table-cell office:value-type="float" office:value="8.439">
                <text:p>8.439</text:p>
              </table:table-cell>
            </table:table-row>
            <table:table-row>
              <table:table-cell office:value-type="string">
                <text:p>bm_call_simple</text:p>
              </table:table-cell>
              <table:table-cell office:value-type="float" office:value="1">
                <text:p>1</text:p>
              </table:table-cell>
              <table:table-cell office:value-type="float" office:value="5.512">
                <text:p>5.512</text:p>
              </table:table-cell>
              <table:table-cell office:value-type="float" office:value="9.528">
                <text:p>9.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